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8125in"/>
    </style:style>
    <style:style style:name="co3" style:family="table-column">
      <style:table-column-properties fo:break-before="auto" style:column-width="1.6666666666666667in"/>
    </style:style>
    <style:style style:name="co4" style:family="table-column">
      <style:table-column-properties fo:break-before="auto" style:column-width="1.45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6"/>
        <table:table-row table:number-rows-repeated="1" table:style-name="ro1"/>
        <table:table-row table:style-name="ro2">
          <table:table-cell table:number-columns-repeated="3"/>
          <table:table-cell table:style-name="ce21"/>
          <table:table-cell table:style-name="ce21" office:value-type="string">
            <text:p>delta</text:p>
          </table:table-cell>
          <table:table-cell table:style-name="ce21" office:value-type="string">
            <text:p>gamma</text:p>
          </table:table-cell>
          <table:table-cell/>
          <table:table-cell table:style-name="ce21" office:value-type="string">
            <text:p>theta</text:p>
          </table:table-cell>
          <table:table-cell table:style-name="ce21"/>
          <table:table-cell table:style-name="ce21" office:value-type="string">
            <text:p>Exist disc that doesn't bump and won't fall out</text:p>
          </table:table-cell>
        </table:table-row>
        <table:table-row table:style-name="ro2">
          <table:table-cell/>
          <table:table-cell table:style-name="ce21" office:value-type="string">
            <text:p>Q</text:p>
          </table:table-cell>
          <table:table-cell/>
          <table:table-cell table:style-name="ce21"/>
          <table:table-cell table:style-name="ce21" office:value-type="string">
            <text:p>arcsin(1/(2*Q)</text:p>
          </table:table-cell>
          <table:table-cell table:style-name="ce21" office:value-type="string">
            <text:p>arcsin(Q/2)</text:p>
          </table:table-cell>
          <table:table-cell/>
          <table:table-cell table:style-name="ce21" office:value-type="string">
            <text:p>gamma-delta</text:p>
          </table:table-cell>
          <table:table-cell table:style-name="ce21"/>
        </table:table-row>
        <table:table-row table:style-name="ro2">
          <table:table-cell/>
          <table:table-cell table:style-name="ce21" office:value-type="float" office:value="1.1">
            <text:p>1.1</text:p>
          </table:table-cell>
          <table:table-cell table:number-columns-repeated="2"/>
          <table:table-cell table:formula="of:=DEGREES(ASIN(1/(2*[.B4])))" office:value-type="string">
            <text:p>27.03569179</text:p>
          </table:table-cell>
          <table:table-cell table:formula="of:=DEGREES(ASIN([.B4]/2))" office:value-type="string">
            <text:p>33.36701297</text:p>
          </table:table-cell>
          <table:table-cell/>
          <table:table-cell table:formula="of:=[.F4]-[.E4]" office:value-type="string">
            <text:p>6.33132118</text:p>
          </table:table-cell>
          <table:table-cell/>
          <table:table-cell table:formula="of:=[.E4]*2&gt;=[.H4]" office:value-type="string">
            <text:p>TRUE</text:p>
          </table:table-cell>
        </table:table-row>
        <table:table-row table:style-name="ro2">
          <table:table-cell/>
          <table:table-cell table:style-name="ce21" office:value-type="float" office:value="1.2">
            <text:p>1.2</text:p>
          </table:table-cell>
          <table:table-cell table:number-columns-repeated="2"/>
          <table:table-cell table:formula="of:=DEGREES(ASIN(1/(2*[.B5])))" office:value-type="string">
            <text:p>24.62431835</text:p>
          </table:table-cell>
          <table:table-cell table:formula="of:=DEGREES(ASIN([.B5]/2))" office:value-type="string">
            <text:p>36.86989765</text:p>
          </table:table-cell>
          <table:table-cell/>
          <table:table-cell table:formula="of:=[.F5]-[.E5]" office:value-type="string">
            <text:p>12.24557929</text:p>
          </table:table-cell>
          <table:table-cell/>
          <table:table-cell table:formula="of:=[.E5]*2&gt;=[.H5]" office:value-type="string">
            <text:p>TRUE</text:p>
          </table:table-cell>
        </table:table-row>
        <table:table-row table:style-name="ro2">
          <table:table-cell/>
          <table:table-cell table:style-name="ce21" office:value-type="float" office:value="1.3">
            <text:p>1.3</text:p>
          </table:table-cell>
          <table:table-cell table:number-columns-repeated="2"/>
          <table:table-cell table:formula="of:=DEGREES(ASIN(1/(2*[.B6])))" office:value-type="string">
            <text:p>22.61986495</text:p>
          </table:table-cell>
          <table:table-cell table:formula="of:=DEGREES(ASIN([.B6]/2))" office:value-type="string">
            <text:p>40.54160187</text:p>
          </table:table-cell>
          <table:table-cell/>
          <table:table-cell table:formula="of:=[.F6]-[.E6]" office:value-type="string">
            <text:p>17.92173693</text:p>
          </table:table-cell>
          <table:table-cell/>
          <table:table-cell table:formula="of:=[.E6]*2&gt;=[.H6]" office:value-type="string">
            <text:p>TRUE</text:p>
          </table:table-cell>
        </table:table-row>
        <table:table-row table:style-name="ro2">
          <table:table-cell/>
          <table:table-cell table:style-name="ce21" office:value-type="float" office:value="1.4">
            <text:p>1.4</text:p>
          </table:table-cell>
          <table:table-cell table:number-columns-repeated="2"/>
          <table:table-cell table:formula="of:=DEGREES(ASIN(1/(2*[.B7])))" office:value-type="string">
            <text:p>20.92483243</text:p>
          </table:table-cell>
          <table:table-cell table:formula="of:=DEGREES(ASIN([.B7]/2))" office:value-type="string">
            <text:p>44.427004</text:p>
          </table:table-cell>
          <table:table-cell/>
          <table:table-cell table:formula="of:=[.F7]-[.E7]" office:value-type="string">
            <text:p>23.50217157</text:p>
          </table:table-cell>
          <table:table-cell/>
          <table:table-cell table:formula="of:=[.E7]*2&gt;=[.H7]" office:value-type="string">
            <text:p>TRUE</text:p>
          </table:table-cell>
        </table:table-row>
        <table:table-row table:style-name="ro2">
          <table:table-cell/>
          <table:table-cell table:style-name="ce21" office:value-type="float" office:value="1.5">
            <text:p>1.5</text:p>
          </table:table-cell>
          <table:table-cell table:number-columns-repeated="2"/>
          <table:table-cell table:formula="of:=DEGREES(ASIN(1/(2*[.B8])))" office:value-type="string">
            <text:p>19.47122063</text:p>
          </table:table-cell>
          <table:table-cell table:formula="of:=DEGREES(ASIN([.B8]/2))" office:value-type="string">
            <text:p>48.59037789</text:p>
          </table:table-cell>
          <table:table-cell/>
          <table:table-cell table:formula="of:=[.F8]-[.E8]" office:value-type="string">
            <text:p>29.11915726</text:p>
          </table:table-cell>
          <table:table-cell/>
          <table:table-cell table:formula="of:=[.E8]*2&gt;=[.H8]" office:value-type="string">
            <text:p>TRUE</text:p>
          </table:table-cell>
        </table:table-row>
        <table:table-row table:style-name="ro2">
          <table:table-cell/>
          <table:table-cell table:style-name="ce21" office:value-type="float" office:value="1.6">
            <text:p>1.6</text:p>
          </table:table-cell>
          <table:table-cell table:number-columns-repeated="2"/>
          <table:table-cell table:formula="of:=DEGREES(ASIN(1/(2*[.B9])))" office:value-type="string">
            <text:p>18.20995686</text:p>
          </table:table-cell>
          <table:table-cell table:formula="of:=DEGREES(ASIN([.B9]/2))" office:value-type="string">
            <text:p>53.13010235</text:p>
          </table:table-cell>
          <table:table-cell/>
          <table:table-cell table:formula="of:=[.F9]-[.E9]" office:value-type="string">
            <text:p>34.92014549</text:p>
          </table:table-cell>
          <table:table-cell/>
          <table:table-cell table:formula="of:=[.E9]*2&gt;=[.H9]" office:value-type="string">
            <text:p>TRUE</text:p>
          </table:table-cell>
        </table:table-row>
        <table:table-row table:style-name="ro2">
          <table:table-cell/>
          <table:table-cell table:style-name="ce22" office:value-type="float" office:value="1.61">
            <text:p>1.61</text:p>
          </table:table-cell>
          <table:table-cell table:number-columns-repeated="2"/>
          <table:table-cell table:formula="of:=DEGREES(ASIN(1/(2*[.B10])))" office:value-type="string">
            <text:p>18.09292202</text:p>
          </table:table-cell>
          <table:table-cell table:formula="of:=DEGREES(ASIN([.B10]/2))" office:value-type="string">
            <text:p>53.61025532</text:p>
          </table:table-cell>
          <table:table-cell/>
          <table:table-cell table:formula="of:=[.F10]-[.E10]" office:value-type="string">
            <text:p>35.5173333</text:p>
          </table:table-cell>
          <table:table-cell/>
          <table:table-cell table:formula="of:=[.E10]*2&gt;=[.H10]" office:value-type="string">
            <text:p>TRUE</text:p>
          </table:table-cell>
        </table:table-row>
        <table:table-row table:style-name="ro2">
          <table:table-cell/>
          <table:table-cell table:style-name="ce22" office:value-type="float" office:value="1.618">
            <text:p>1.618</text:p>
          </table:table-cell>
          <table:table-cell table:number-columns-repeated="2"/>
          <table:table-cell table:formula="of:=DEGREES(ASIN(1/(2*[.B11])))" office:value-type="string">
            <text:p>18.00039107</text:p>
          </table:table-cell>
          <table:table-cell table:formula="of:=DEGREES(ASIN([.B11]/2))" office:value-type="string">
            <text:p>53.99834347</text:p>
          </table:table-cell>
          <table:table-cell/>
          <table:table-cell table:formula="of:=[.F11]-[.E11]" office:value-type="string">
            <text:p>35.99795239</text:p>
          </table:table-cell>
          <table:table-cell/>
          <table:table-cell table:formula="of:=[.E11]*2&gt;=[.H11]" office:value-type="string">
            <text:p>TRUE</text:p>
          </table:table-cell>
          <table:table-cell/>
          <table:table-cell table:style-name="ce21" office:value-type="string">
            <text:p>This is the golden ratio --- this is slightly crazy!</text:p>
          </table:table-cell>
        </table:table-row>
        <table:table-row table:style-name="ro2">
          <table:table-cell/>
          <table:table-cell table:style-name="ce21" office:value-type="float" office:value="1.7">
            <text:p>1.7</text:p>
          </table:table-cell>
          <table:table-cell table:number-columns-repeated="2"/>
          <table:table-cell table:formula="of:=DEGREES(ASIN(1/(2*[.B12])))" office:value-type="string">
            <text:p>17.10463518</text:p>
          </table:table-cell>
          <table:table-cell table:formula="of:=DEGREES(ASIN([.B12]/2))" office:value-type="string">
            <text:p>58.21166938</text:p>
          </table:table-cell>
          <table:table-cell/>
          <table:table-cell table:formula="of:=[.F12]-[.E12]" office:value-type="string">
            <text:p>41.10703421</text:p>
          </table:table-cell>
          <table:table-cell/>
          <table:table-cell table:formula="of:=[.E12]*2&gt;=[.H12]" office:value-type="string">
            <text:p>FALSE</text:p>
          </table:table-cell>
        </table:table-row>
        <table:table-row table:style-name="ro2">
          <table:table-cell/>
          <table:table-cell table:style-name="ce21" office:value-type="float" office:value="1.8">
            <text:p>1.8</text:p>
          </table:table-cell>
          <table:table-cell table:number-columns-repeated="2"/>
          <table:table-cell table:formula="of:=DEGREES(ASIN(1/(2*[.B13])))" office:value-type="string">
            <text:p>16.12762021</text:p>
          </table:table-cell>
          <table:table-cell table:formula="of:=DEGREES(ASIN([.B13]/2))" office:value-type="string">
            <text:p>64.15806724</text:p>
          </table:table-cell>
          <table:table-cell/>
          <table:table-cell table:formula="of:=[.F13]-[.E13]" office:value-type="string">
            <text:p>48.03044702</text:p>
          </table:table-cell>
          <table:table-cell/>
          <table:table-cell table:formula="of:=[.E13]*2&gt;=[.H13]" office:value-type="string">
            <text:p>FALSE</text:p>
          </table:table-cell>
        </table:table-row>
        <table:table-row table:style-name="ro2">
          <table:table-cell/>
          <table:table-cell table:style-name="ce21" office:value-type="float" office:value="1.9">
            <text:p>1.9</text:p>
          </table:table-cell>
          <table:table-cell table:number-columns-repeated="2"/>
          <table:table-cell table:formula="of:=DEGREES(ASIN(1/(2*[.B14])))" office:value-type="string">
            <text:p>15.25752329</text:p>
          </table:table-cell>
          <table:table-cell table:formula="of:=DEGREES(ASIN([.B14]/2))" office:value-type="string">
            <text:p>71.80512766</text:p>
          </table:table-cell>
          <table:table-cell/>
          <table:table-cell table:formula="of:=[.F14]-[.E14]" office:value-type="string">
            <text:p>56.54760437</text:p>
          </table:table-cell>
          <table:table-cell/>
          <table:table-cell table:formula="of:=[.E14]*2&gt;=[.H14]" office:value-type="string">
            <text:p>FALSE</text:p>
          </table:table-cell>
        </table:table-row>
        <table:table-row table:style-name="ro2">
          <table:table-cell/>
          <table:table-cell table:style-name="ce21" office:value-type="float" office:value="2">
            <text:p>2</text:p>
          </table:table-cell>
          <table:table-cell table:number-columns-repeated="2"/>
          <table:table-cell table:formula="of:=DEGREES(ASIN(1/(2*[.B15])))" office:value-type="string">
            <text:p>14.47751219</text:p>
          </table:table-cell>
          <table:table-cell table:formula="of:=DEGREES(ASIN([.B15]/2))" office:value-type="string">
            <text:p>90</text:p>
          </table:table-cell>
          <table:table-cell/>
          <table:table-cell table:formula="of:=[.F15]-[.E15]" office:value-type="string">
            <text:p>75.52248781</text:p>
          </table:table-cell>
          <table:table-cell/>
          <table:table-cell table:formula="of:=[.E15]*2&gt;=[.H15]" office:value-type="string">
            <text:p>FALSE</text:p>
          </table:table-cell>
        </table:table-row>
        <table:table-row table:number-rows-repeated="2" table:style-name="ro1"/>
        <table:table-row table:style-name="ro2">
          <table:table-cell table:number-columns-repeated="2"/>
          <table:table-cell table:style-name="ce21" office:value-type="string">
            <text:p>So as long as Q is less than the Golden ratio, we can implement a mathematically perfect triangular joint.  In practice, the thickness of our members will mean only a lower one will be possible.</text:p>
          </table:table-cell>
          <table:table-cell table:number-columns-repeated="2" table:style-name="ce21"/>
        </table:table-row>
        <table:table-row table:number-rows-repeated="1" table:style-name="ro1"/>
        <table:table-row table:style-name="ro2">
          <table:table-cell table:number-columns-repeated="2"/>
          <table:table-cell table:style-name="ce21" office:value-type="string">
            <text:p>p (Post half-angle)</text:p>
          </table:table-cell>
          <table:table-cell table:style-name="ce21" office:value-type="string">
            <text:p>t (safety lip angle)</text:p>
          </table:table-cell>
          <table:table-cell table:style-name="ce21" office:value-type="string">
            <text:p>delta</text:p>
          </table:table-cell>
          <table:table-cell table:style-name="ce21" office:value-type="string">
            <text:p>gamma</text:p>
          </table:table-cell>
          <table:table-cell/>
          <table:table-cell table:style-name="ce21" office:value-type="string">
            <text:p>theta</text:p>
          </table:table-cell>
          <table:table-cell table:style-name="ce21" office:value-type="string">
            <text:p>theta + 2 p</text:p>
          </table:table-cell>
          <table:table-cell table:style-name="ce21" office:value-type="string">
            <text:p>Exist disc that doesn't bump and won't fall out</text:p>
          </table:table-cell>
        </table:table-row>
        <table:table-row table:style-name="ro2">
          <table:table-cell/>
          <table:table-cell table:style-name="ce21" office:value-type="string">
            <text:p>Q</text:p>
          </table:table-cell>
          <table:table-cell table:style-name="ce21" office:value-type="string">
            <text:p>(degrees)</text:p>
          </table:table-cell>
          <table:table-cell table:style-name="ce21" office:value-type="string">
            <text:p>(degrees)</text:p>
          </table:table-cell>
          <table:table-cell table:style-name="ce21" office:value-type="string">
            <text:p>arcsin(1/(2*Q)</text:p>
          </table:table-cell>
          <table:table-cell table:style-name="ce21" office:value-type="string">
            <text:p>arcsin(Q/2)</text:p>
          </table:table-cell>
          <table:table-cell/>
          <table:table-cell table:style-name="ce21" office:value-type="string">
            <text:p>gamma-delta</text:p>
          </table:table-cell>
          <table:table-cell table:style-name="ce21"/>
          <table:table-cell table:style-name="ce21" office:value-type="string">
            <text:p>No Bump</text:p>
          </table:table-cell>
          <table:table-cell table:style-name="ce21" office:value-type="string">
            <text:p>No Fall Out</text:p>
          </table:table-cell>
          <table:table-cell table:style-name="ce21" office:value-type="string">
            <text:p>Success</text:p>
          </table:table-cell>
        </table:table-row>
        <table:table-row table:style-name="ro2">
          <table:table-cell/>
          <table:table-cell table:style-name="ce21" office:value-type="float" office:value="1.1">
            <text:p>1.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22])))" office:value-type="string">
            <text:p>27.03569179</text:p>
          </table:table-cell>
          <table:table-cell table:formula="of:=DEGREES(ASIN([.B22]/2))" office:value-type="string">
            <text:p>33.36701297</text:p>
          </table:table-cell>
          <table:table-cell/>
          <table:table-cell table:formula="of:=[.F22]-[.E22]" office:value-type="string">
            <text:p>6.33132118</text:p>
          </table:table-cell>
          <table:table-cell table:formula="of:=[.H22]+2*[.C22]" office:value-type="string">
            <text:p>14.33132118</text:p>
          </table:table-cell>
          <table:table-cell table:formula="of:=2*([.E22]-[.C22]-[.D22])" office:value-type="string">
            <text:p>38.07138358</text:p>
          </table:table-cell>
          <table:table-cell table:formula="of:=[.F22]-[.E22]-2*[.D22]" office:value-type="string">
            <text:p>-1.66867882</text:p>
          </table:table-cell>
          <table:table-cell table:formula="of:=[.J22]&gt;[.K22]" office:value-type="string">
            <text:p>TRUE</text:p>
          </table:table-cell>
        </table:table-row>
        <table:table-row table:style-name="ro2">
          <table:table-cell/>
          <table:table-cell table:style-name="ce21" office:value-type="float" office:value="1.2">
            <text:p>1.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23])))" office:value-type="string">
            <text:p>24.62431835</text:p>
          </table:table-cell>
          <table:table-cell table:formula="of:=DEGREES(ASIN([.B23]/2))" office:value-type="string">
            <text:p>36.86989765</text:p>
          </table:table-cell>
          <table:table-cell/>
          <table:table-cell table:formula="of:=[.F23]-[.E23]" office:value-type="string">
            <text:p>12.24557929</text:p>
          </table:table-cell>
          <table:table-cell table:formula="of:=[.H23]+2*[.C23]" office:value-type="string">
            <text:p>20.24557929</text:p>
          </table:table-cell>
          <table:table-cell table:formula="of:=2*([.E23]-[.C23]-[.D23])" office:value-type="string">
            <text:p>33.2486367</text:p>
          </table:table-cell>
          <table:table-cell table:formula="of:=[.F23]-[.E23]-2*[.D23]" office:value-type="string">
            <text:p>4.245579294</text:p>
          </table:table-cell>
          <table:table-cell table:formula="of:=[.J23]&gt;[.K23]" office:value-type="string">
            <text:p>TRUE</text:p>
          </table:table-cell>
        </table:table-row>
        <table:table-row table:style-name="ro2">
          <table:table-cell/>
          <table:table-cell table:style-name="ce21" office:value-type="float" office:value="1.3">
            <text:p>1.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24])))" office:value-type="string">
            <text:p>22.61986495</text:p>
          </table:table-cell>
          <table:table-cell table:formula="of:=DEGREES(ASIN([.B24]/2))" office:value-type="string">
            <text:p>40.54160187</text:p>
          </table:table-cell>
          <table:table-cell/>
          <table:table-cell table:formula="of:=[.F24]-[.E24]" office:value-type="string">
            <text:p>17.92173693</text:p>
          </table:table-cell>
          <table:table-cell table:formula="of:=[.H24]+2*[.C24]" office:value-type="string">
            <text:p>25.92173693</text:p>
          </table:table-cell>
          <table:table-cell table:formula="of:=2*([.E24]-[.C24]-[.D24])" office:value-type="string">
            <text:p>29.2397299</text:p>
          </table:table-cell>
          <table:table-cell table:formula="of:=[.F24]-[.E24]-2*[.D24]" office:value-type="string">
            <text:p>9.921736925</text:p>
          </table:table-cell>
          <table:table-cell table:formula="of:=[.J24]&gt;[.K24]" office:value-type="string">
            <text:p>TRUE</text:p>
          </table:table-cell>
        </table:table-row>
        <table:table-row table:style-name="ro2">
          <table:table-cell/>
          <table:table-cell table:style-name="ce21" office:value-type="float" office:value="1.4">
            <text:p>1.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25])))" office:value-type="string">
            <text:p>20.92483243</text:p>
          </table:table-cell>
          <table:table-cell table:formula="of:=DEGREES(ASIN([.B25]/2))" office:value-type="string">
            <text:p>44.427004</text:p>
          </table:table-cell>
          <table:table-cell/>
          <table:table-cell table:formula="of:=[.F25]-[.E25]" office:value-type="string">
            <text:p>23.50217157</text:p>
          </table:table-cell>
          <table:table-cell table:formula="of:=[.H25]+2*[.C25]" office:value-type="string">
            <text:p>31.50217157</text:p>
          </table:table-cell>
          <table:table-cell table:formula="of:=2*([.E25]-[.C25]-[.D25])" office:value-type="string">
            <text:p>25.84966486</text:p>
          </table:table-cell>
          <table:table-cell table:formula="of:=[.F25]-[.E25]-2*[.D25]" office:value-type="string">
            <text:p>15.50217157</text:p>
          </table:table-cell>
          <table:table-cell table:formula="of:=[.J25]&gt;[.K25]" office:value-type="string">
            <text:p>TRUE</text:p>
          </table:table-cell>
        </table:table-row>
        <table:table-row table:style-name="ro2">
          <table:table-cell/>
          <table:table-cell table:style-name="ce21" office:value-type="float" office:value="1.5">
            <text:p>1.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26])))" office:value-type="string">
            <text:p>19.47122063</text:p>
          </table:table-cell>
          <table:table-cell table:formula="of:=DEGREES(ASIN([.B26]/2))" office:value-type="string">
            <text:p>48.59037789</text:p>
          </table:table-cell>
          <table:table-cell/>
          <table:table-cell table:formula="of:=[.F26]-[.E26]" office:value-type="string">
            <text:p>29.11915726</text:p>
          </table:table-cell>
          <table:table-cell table:formula="of:=[.H26]+2*[.C26]" office:value-type="string">
            <text:p>37.11915726</text:p>
          </table:table-cell>
          <table:table-cell table:formula="of:=2*([.E26]-[.C26]-[.D26])" office:value-type="string">
            <text:p>22.94244127</text:p>
          </table:table-cell>
          <table:table-cell table:formula="of:=[.F26]-[.E26]-2*[.D26]" office:value-type="string">
            <text:p>21.11915726</text:p>
          </table:table-cell>
          <table:table-cell table:formula="of:=[.J26]&gt;[.K26]" office:value-type="string">
            <text:p>TRUE</text:p>
          </table:table-cell>
        </table:table-row>
        <table:table-row table:style-name="ro2">
          <table:table-cell/>
          <table:table-cell table:style-name="ce21" office:value-type="float" office:value="1.6">
            <text:p>1.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27])))" office:value-type="string">
            <text:p>18.20995686</text:p>
          </table:table-cell>
          <table:table-cell table:formula="of:=DEGREES(ASIN([.B27]/2))" office:value-type="string">
            <text:p>53.13010235</text:p>
          </table:table-cell>
          <table:table-cell/>
          <table:table-cell table:formula="of:=[.F27]-[.E27]" office:value-type="string">
            <text:p>34.92014549</text:p>
          </table:table-cell>
          <table:table-cell table:formula="of:=[.H27]+2*[.C27]" office:value-type="string">
            <text:p>42.92014549</text:p>
          </table:table-cell>
          <table:table-cell table:formula="of:=2*([.E27]-[.C27]-[.D27])" office:value-type="string">
            <text:p>20.41991373</text:p>
          </table:table-cell>
          <table:table-cell table:formula="of:=[.F27]-[.E27]-2*[.D27]" office:value-type="string">
            <text:p>26.92014549</text:p>
          </table:table-cell>
          <table:table-cell table:formula="of:=[.J27]&gt;[.K27]" office:value-type="string">
            <text:p>FALSE</text:p>
          </table:table-cell>
        </table:table-row>
        <table:table-row table:style-name="ro2">
          <table:table-cell/>
          <table:table-cell table:style-name="ce22" office:value-type="float" office:value="1.61">
            <text:p>1.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28])))" office:value-type="string">
            <text:p>18.09292202</text:p>
          </table:table-cell>
          <table:table-cell table:formula="of:=DEGREES(ASIN([.B28]/2))" office:value-type="string">
            <text:p>53.61025532</text:p>
          </table:table-cell>
          <table:table-cell/>
          <table:table-cell table:formula="of:=[.F28]-[.E28]" office:value-type="string">
            <text:p>35.5173333</text:p>
          </table:table-cell>
          <table:table-cell table:formula="of:=[.H28]+2*[.C28]" office:value-type="string">
            <text:p>43.5173333</text:p>
          </table:table-cell>
          <table:table-cell table:formula="of:=2*([.E28]-[.C28]-[.D28])" office:value-type="string">
            <text:p>20.18584404</text:p>
          </table:table-cell>
          <table:table-cell table:formula="of:=[.F28]-[.E28]-2*[.D28]" office:value-type="string">
            <text:p>27.5173333</text:p>
          </table:table-cell>
          <table:table-cell table:formula="of:=[.J28]&gt;[.K28]" office:value-type="string">
            <text:p>FALSE</text:p>
          </table:table-cell>
        </table:table-row>
        <table:table-row table:style-name="ro2">
          <table:table-cell/>
          <table:table-cell table:style-name="ce22" office:value-type="float" office:value="1.618">
            <text:p>1.6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29])))" office:value-type="string">
            <text:p>18.00039107</text:p>
          </table:table-cell>
          <table:table-cell table:formula="of:=DEGREES(ASIN([.B29]/2))" office:value-type="string">
            <text:p>53.99834347</text:p>
          </table:table-cell>
          <table:table-cell/>
          <table:table-cell table:formula="of:=[.F29]-[.E29]" office:value-type="string">
            <text:p>35.99795239</text:p>
          </table:table-cell>
          <table:table-cell table:formula="of:=[.H29]+2*[.C29]" office:value-type="string">
            <text:p>43.99795239</text:p>
          </table:table-cell>
          <table:table-cell table:formula="of:=2*([.E29]-[.C29]-[.D29])" office:value-type="string">
            <text:p>20.00078214</text:p>
          </table:table-cell>
          <table:table-cell table:formula="of:=[.F29]-[.E29]-2*[.D29]" office:value-type="string">
            <text:p>27.99795239</text:p>
          </table:table-cell>
          <table:table-cell table:formula="of:=[.J29]&gt;[.K29]" office:value-type="string">
            <text:p>FALSE</text:p>
          </table:table-cell>
        </table:table-row>
        <table:table-row table:style-name="ro2">
          <table:table-cell/>
          <table:table-cell table:style-name="ce21" office:value-type="float" office:value="1.7">
            <text:p>1.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30])))" office:value-type="string">
            <text:p>17.10463518</text:p>
          </table:table-cell>
          <table:table-cell table:formula="of:=DEGREES(ASIN([.B30]/2))" office:value-type="string">
            <text:p>58.21166938</text:p>
          </table:table-cell>
          <table:table-cell/>
          <table:table-cell table:formula="of:=[.F30]-[.E30]" office:value-type="string">
            <text:p>41.10703421</text:p>
          </table:table-cell>
          <table:table-cell table:formula="of:=[.H30]+2*[.C30]" office:value-type="string">
            <text:p>49.10703421</text:p>
          </table:table-cell>
          <table:table-cell table:formula="of:=2*([.E30]-[.C30]-[.D30])" office:value-type="string">
            <text:p>18.20927035</text:p>
          </table:table-cell>
          <table:table-cell table:formula="of:=[.F30]-[.E30]-2*[.D30]" office:value-type="string">
            <text:p>33.10703421</text:p>
          </table:table-cell>
          <table:table-cell table:formula="of:=[.J30]&gt;[.K30]" office:value-type="string">
            <text:p>FALSE</text:p>
          </table:table-cell>
        </table:table-row>
        <table:table-row table:style-name="ro2">
          <table:table-cell/>
          <table:table-cell table:style-name="ce21" office:value-type="float" office:value="1.8">
            <text:p>1.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31])))" office:value-type="string">
            <text:p>16.12762021</text:p>
          </table:table-cell>
          <table:table-cell table:formula="of:=DEGREES(ASIN([.B31]/2))" office:value-type="string">
            <text:p>64.15806724</text:p>
          </table:table-cell>
          <table:table-cell/>
          <table:table-cell table:formula="of:=[.F31]-[.E31]" office:value-type="string">
            <text:p>48.03044702</text:p>
          </table:table-cell>
          <table:table-cell table:formula="of:=[.H31]+2*[.C31]" office:value-type="string">
            <text:p>56.03044702</text:p>
          </table:table-cell>
          <table:table-cell table:formula="of:=2*([.E31]-[.C31]-[.D31])" office:value-type="string">
            <text:p>16.25524043</text:p>
          </table:table-cell>
          <table:table-cell table:formula="of:=[.F31]-[.E31]-2*[.D31]" office:value-type="string">
            <text:p>40.03044702</text:p>
          </table:table-cell>
          <table:table-cell table:formula="of:=[.J31]&gt;[.K31]" office:value-type="string">
            <text:p>FALSE</text:p>
          </table:table-cell>
        </table:table-row>
        <table:table-row table:style-name="ro2">
          <table:table-cell/>
          <table:table-cell table:style-name="ce21" office:value-type="float" office:value="1.9">
            <text:p>1.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32])))" office:value-type="string">
            <text:p>15.25752329</text:p>
          </table:table-cell>
          <table:table-cell table:formula="of:=DEGREES(ASIN([.B32]/2))" office:value-type="string">
            <text:p>71.80512766</text:p>
          </table:table-cell>
          <table:table-cell/>
          <table:table-cell table:formula="of:=[.F32]-[.E32]" office:value-type="string">
            <text:p>56.54760437</text:p>
          </table:table-cell>
          <table:table-cell table:formula="of:=[.H32]+2*[.C32]" office:value-type="string">
            <text:p>64.54760437</text:p>
          </table:table-cell>
          <table:table-cell table:formula="of:=2*([.E32]-[.C32]-[.D32])" office:value-type="string">
            <text:p>14.51504658</text:p>
          </table:table-cell>
          <table:table-cell table:formula="of:=[.F32]-[.E32]-2*[.D32]" office:value-type="string">
            <text:p>48.54760437</text:p>
          </table:table-cell>
          <table:table-cell table:formula="of:=[.J32]&gt;[.K32]" office:value-type="string">
            <text:p>FALSE</text:p>
          </table:table-cell>
        </table:table-row>
        <table:table-row table:style-name="ro2"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f:=DEGREES(ASIN(1/(2*[.B33])))" office:value-type="string">
            <text:p>14.47751219</text:p>
          </table:table-cell>
          <table:table-cell table:formula="of:=DEGREES(ASIN([.B33]/2))" office:value-type="string">
            <text:p>90</text:p>
          </table:table-cell>
          <table:table-cell/>
          <table:table-cell table:formula="of:=[.F33]-[.E33]" office:value-type="string">
            <text:p>75.52248781</text:p>
          </table:table-cell>
          <table:table-cell table:formula="of:=[.H33]+2*[.C33]" office:value-type="string">
            <text:p>83.52248781</text:p>
          </table:table-cell>
          <table:table-cell table:formula="of:=2*([.E33]-[.C33]-[.D33])" office:value-type="string">
            <text:p>12.95502437</text:p>
          </table:table-cell>
          <table:table-cell table:formula="of:=[.F33]-[.E33]-2*[.D33]" office:value-type="string">
            <text:p>67.52248781</text:p>
          </table:table-cell>
          <table:table-cell table:formula="of:=[.J33]&gt;[.K33]"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